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6421FE7E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Heading">
      <style:text-properties style:use-window-font-color="tru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string" office:string-value="Invoice.Amount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Title">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78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initial-creator>Florent Aide</meta:initial-creator>
    <meta:creation-date>2010-09-07T17:55:48</meta:creation-date>
    <dc:date>2014-10-24T11:50:42</dc:date>
    <dc:language>en-GB</dc:language>
    <meta:editing-cycles>22</meta:editing-cycles>
    <meta:editing-duration>PT3H4M49S</meta:editing-duration>
    <dc:creator>Björn Ricks</dc:creator>
    <meta:document-statistic meta:table-count="0" meta:image-count="1" meta:object-count="0" meta:page-count="1" meta:paragraph-count="2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